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sup>
                  <mi>x</mi>
                  <mi>r</mi>
                </msup>
              </mrow>
              <mo fence="true" stretchy="false">)</mo>
            </mrow>
            <mrow>
              <mi>'</mi>
              <mo stretchy="false">=</mo>
              <mrow>
                <mi>r</mi>
                <mo stretchy="false">∗</mo>
                <msup>
                  <mi>x</mi>
                  <mrow>
                    <mi>r</mi>
                    <mo stretchy="false">−</mo>
                    <mn>1</mn>
                  </mrow>
                </msup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o fence="true" stretchy="false">(</mo>
              <mrow>
                <msup>
                  <mi>x</mi>
                  <mi>r</mi>
                </msup>
              </mrow>
              <mo fence="true" stretchy="false">)</mo>
            </mrow>
            <mrow>
              <mi>'</mi>
              <mo stretchy="false">=</mo>
              <mrow>
                <mi>r</mi>
                <mo stretchy="false">∗</mo>
                <mfrac>
                  <msup>
                    <mi>x</mi>
                    <mi>r</mi>
                  </msup>
                  <mi>x</mi>
                </mfrac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i>x</mi>
              <mo stretchy="false">∗</mo>
              <mrow>
                <mo fence="true" stretchy="false">(</mo>
                <mrow>
                  <msup>
                    <mi>x</mi>
                    <mi>r</mi>
                  </msup>
                </mrow>
                <mo fence="true" stretchy="false">)</mo>
              </mrow>
            </mrow>
            <mrow>
              <mi>'</mi>
              <mo stretchy="false">=</mo>
              <mrow>
                <mi>r</mi>
                <mo stretchy="false">∗</mo>
                <msup>
                  <mi>x</mi>
                  <mi>r</mi>
                </msup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o stretchy="false">∫</mo>
                <mi>x</mi>
              </mrow>
              <mo stretchy="false">∗</mo>
              <mrow>
                <mo fence="true" stretchy="false">(</mo>
                <mrow>
                  <msup>
                    <mi>x</mi>
                    <mi>r</mi>
                  </msup>
                </mrow>
                <mo fence="true" stretchy="false">)</mo>
              </mrow>
            </mrow>
            <mrow>
              <mrow>
                <mi>'</mi>
                <mo stretchy="false">∗</mo>
                <mi mathvariant="italic">dx</mi>
              </mrow>
              <mo stretchy="false">=</mo>
              <mrow>
                <mrow>
                  <mo stretchy="false">∫</mo>
                  <mi>r</mi>
                </mrow>
                <mo stretchy="false">∗</mo>
                <msup>
                  <mi>x</mi>
                  <mi>r</mi>
                </msup>
                <mo stretchy="false">∗</mo>
                <mi mathvariant="italic">dx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sup>
                    <mi>x</mi>
                    <mi>r</mi>
                  </msup>
                  <mo stretchy="false">∗</mo>
                  <mi>x</mi>
                </mrow>
                <mo stretchy="false">−</mo>
                <mrow>
                  <mrow>
                    <mo stretchy="false">∫</mo>
                    <msup>
                      <mi>x</mi>
                      <mi>r</mi>
                    </msup>
                  </mrow>
                  <mo stretchy="false">∗</mo>
                  <mi mathvariant="italic">dx</mi>
                </mrow>
                <mo stretchy="false">+</mo>
                <mi>C</mi>
              </mrow>
              <mo stretchy="false">=</mo>
              <mrow>
                <mrow>
                  <mo stretchy="false">∫</mo>
                  <mi>r</mi>
                </mrow>
                <mo stretchy="false">∗</mo>
                <msup>
                  <mi>x</mi>
                  <mi>r</mi>
                </msup>
                <mo stretchy="false">∗</mo>
                <mi mathvariant="italic">dx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sup>
                  <mi>x</mi>
                  <mrow>
                    <mi>r</mi>
                    <mo stretchy="false">+</mo>
                    <mn>1</mn>
                  </mrow>
                </msup>
                <mo stretchy="false">+</mo>
                <mi>C</mi>
              </mrow>
              <mo stretchy="false">=</mo>
              <mrow>
                <mrow>
                  <mrow>
                    <mo stretchy="false">∫</mo>
                    <msup>
                      <mi>x</mi>
                      <mi>r</mi>
                    </msup>
                  </mrow>
                  <mo stretchy="false">∗</mo>
                  <mi mathvariant="italic">dx</mi>
                </mrow>
                <mo stretchy="false">+</mo>
                <mrow>
                  <mi>r</mi>
                  <mo stretchy="false">∗</mo>
                  <mrow>
                    <mo stretchy="false">∫</mo>
                    <msup>
                      <mi>x</mi>
                      <mi>r</mi>
                    </msup>
                  </mrow>
                  <mo stretchy="false">∗</mo>
                  <mi mathvariant="italic">dx</mi>
                </mrow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sup>
                  <mi>x</mi>
                  <mrow>
                    <mi>r</mi>
                    <mo stretchy="false">+</mo>
                    <mn>1</mn>
                  </mrow>
                </msup>
                <mo stretchy="false">+</mo>
                <mi>C</mi>
              </mrow>
              <mo stretchy="false">=</mo>
              <mrow>
                <mrow>
                  <mo fence="true" stretchy="false">(</mo>
                  <mrow>
                    <mrow>
                      <mi>r</mi>
                      <mo stretchy="false">+</mo>
                      <mn>1</mn>
                    </mrow>
                  </mrow>
                  <mo fence="true" stretchy="false">)</mo>
                </mrow>
                <mo stretchy="false">∗</mo>
                <mrow>
                  <mo stretchy="false">∫</mo>
                  <msup>
                    <mi>x</mi>
                    <mi>r</mi>
                  </msup>
                </mrow>
                <mo stretchy="false">∗</mo>
                <mi mathvariant="italic">dx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frac>
                  <msup>
                    <mi>x</mi>
                    <mrow>
                      <mi>r</mi>
                      <mo stretchy="false">+</mo>
                      <mn>1</mn>
                    </mrow>
                  </msup>
                  <mrow>
                    <mi>r</mi>
                    <mo stretchy="false">+</mo>
                    <mn>1</mn>
                  </mrow>
                </mfrac>
                <mo stretchy="false">+</mo>
                <mi>C</mi>
              </mrow>
              <mo stretchy="false">=</mo>
              <mrow>
                <mrow>
                  <mo stretchy="false">∫</mo>
                  <msup>
                    <mi>x</mi>
                    <mi>r</mi>
                  </msup>
                </mrow>
                <mo stretchy="false">∗</mo>
                <mi mathvariant="italic">dx</mi>
              </mrow>
            </mrow>
          </mrow>
        </mtd>
      </mtr>
    </mtable>
    <annotation encoding="StarMath 5.0">( x^r )'=r*x^{ r-1 }
newline
newline
drarrow ( x^r )'=r*{{x^r} over x}
newline
newline
drarrow x*( x^r )'=r*{x^r}
newline
newline
drarrow int x*( x^r )'*dx=int r*{x^r}*dx
newline
newline
drarrow x^r*x - int x^r*dx+C=int r*{x^r}*dx
newline
newline
drarrow x^{r+1} +C=  int x^r*dx+r*int {x^r}*dx
newline
newline
drarrow x^{r+1} +C=  (r+1)*int x^r*dx
newline
newline
drarrow {x^{r+1}} over {r+1}+C= int x^r*dx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20:25:07.160062889</meta:creation-date>
    <dc:date>2020-05-08T20:30:44.628247382</dc:date>
    <meta:editing-duration>PT5M38S</meta:editing-duration>
    <meta:editing-cycles>1</meta:editing-cycles>
    <meta:generator>LibreOffice/6.4.3.2$Linux_X86_64 LibreOffice_project/40$Build-2</meta:generator>
  </office:meta>
</office:document-meta>
</file>